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00000000B0000000BC0C472F3971B5F86.gif" manifest:media-type="image/gif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draw:marker-start-width="0.36cm" draw:marker-end-width="0.36cm" draw:textarea-horizontal-align="justify" draw:textarea-vertical-align="middle" draw:auto-grow-height="false" fo:min-height="0.246cm" fo:min-width="3.108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1cm" svg:stroke-color="#ff00ff" draw:marker-start-width="0.36cm" draw:marker-end-width="0.36cm" draw:textarea-horizontal-align="justify" draw:textarea-vertical-align="middle" draw:auto-grow-height="false" fo:min-height="0.741cm" fo:min-width="6.719cm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2.08cm" fo:min-width="11.338cm" draw:shadow="hidden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solid" draw:stroke-dash="Ultrafine_20_Dashed" svg:stroke-color="#000000" draw:marker-end="Arrow" draw:fill="none" draw:textarea-vertical-align="middle"/>
    </style:style>
    <style:style style:name="gr6" style:family="graphic" style:parent-style-name="standard">
      <style:graphic-properties svg:stroke-color="#0000ff" draw:fill="solid" draw:fill-color="#66cc00" draw:opacity="39%" draw:textarea-vertical-align="middle" draw:shadow-opacity="39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13cm"/>
      <style:paragraph-properties style:writing-mode="lr-tb"/>
    </style:style>
    <style:style style:name="gr10" style:family="graphic" style:parent-style-name="objectwithoutfill">
      <style:graphic-properties svg:stroke-width="0.1cm" svg:stroke-color="#ff3300" draw:marker-start-width="0.36cm" draw:marker-end-width="0.3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fill="solid" draw:fill-color="#009900" draw:opacity="17%" draw:textarea-horizontal-align="justify" draw:textarea-vertical-align="middle" draw:auto-grow-height="false" fo:min-height="2.08cm" fo:min-width="11.338cm" draw:shadow="hidden" draw:shadow-opacity="17%"/>
    </style:style>
    <style:style style:name="gr12" style:family="graphic" style:parent-style-name="objectwithoutfill">
      <style:graphic-properties svg:stroke-width="0.1cm" svg:stroke-color="#000000" draw:marker-start-width="0.36cm" draw:marker-end="Arrow" draw:marker-end-width="0.3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  <style:paragraph-properties style:writing-mode="lr-tb"/>
    </style:style>
    <style:style style:name="gr15" style:family="graphic" style:parent-style-name="standard">
      <style:graphic-properties svg:stroke-width="0.1cm" svg:stroke-color="#ffff66" draw:marker-start-width="0.36cm" draw:marker-end-width="0.36cm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7" style:family="graphic" style:parent-style-name="objectwithoutfill">
      <style:graphic-properties svg:stroke-width="0.1cm" svg:stroke-color="#ff00ff" draw:marker-start-width="0.36cm" draw:marker-end-width="0.3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9" style:family="graphic" style:parent-style-name="standard">
      <style:graphic-properties draw:stroke="dash" draw:stroke-dash="Fine_20_Dashed" svg:stroke-width="0.1cm" draw:marker-start-width="0.36cm" draw:marker-end-width="0.36cm" draw:textarea-horizontal-align="justify" draw:textarea-vertical-align="middle" draw:auto-grow-height="false" fo:min-height="0.196cm" fo:min-width="3.058cm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Fine_20_Dashed" svg:stroke-width="0.1cm" svg:stroke-color="#ff00ff" draw:marker-start-width="0.36cm" draw:marker-end-width="0.36cm" draw:textarea-horizontal-align="justify" draw:textarea-vertical-align="middle" draw:auto-grow-height="false" fo:min-height="0.691cm" fo:min-width="6.669cm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Fine_20_Dashed" svg:stroke-width="0.1cm" svg:stroke-color="#ff3300" draw:marker-start-width="0.36cm" draw:marker-end-width="0.36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Fine_20_Dashed" svg:stroke-width="0.1cm" svg:stroke-color="#ff00ff" draw:marker-start-width="0.36cm" draw:marker-end-width="0.3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66cc00" draw:opacity="39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0000ff" fo:font-size="10pt" fo:font-weight="bold" style:font-size-asian="18pt" style:font-size-complex="18pt"/>
    </style:style>
    <style:style style:name="P6" style:family="paragraph">
      <loext:graphic-properties draw:fill="solid" draw:fill-color="#009900" draw:opacity="17%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ff66" fo:font-size="18pt" fo:font-weight="bold" style:font-size-asian="18pt" style:font-size-complex="18pt" style:font-relief="embossed"/>
    </style:style>
    <style:style style:name="P8" style:family="paragraph">
      <loext:graphic-properties draw:fill="none" draw:fill-color="#ffffff"/>
      <style:paragraph-properties style:writing-mode="lr-tb"/>
      <style:text-properties fo:color="#ff3333"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ff00ff" fo:font-weight="bold"/>
    </style:style>
    <style:style style:name="T1" style:family="text">
      <style:text-properties fo:color="#0000ff" fo:font-size="10pt" fo:font-weight="bold" style:font-size-asian="18pt" style:font-size-complex="18pt"/>
    </style:style>
    <style:style style:name="T2" style:family="text">
      <style:text-properties fo:color="#ffff66" style:font-name="Liberation Sans2" fo:font-size="18pt" fo:font-weight="bold" style:font-name-asian="Liberation Sans2" style:font-size-asian="18pt" style:font-name-complex="Liberation Sans2" style:font-size-complex="18pt" style:font-relief="embossed"/>
    </style:style>
    <style:style style:name="T3" style:family="text">
      <style:text-properties fo:color="#ffff66" style:text-position="-21% 53%" style:font-name="Liberation Sans2" fo:font-size="18pt" fo:font-weight="bold" style:font-name-asian="Liberation Sans2" style:font-size-asian="18pt" style:font-name-complex="Liberation Sans2" style:font-size-complex="18pt" style:font-relief="embossed"/>
    </style:style>
    <style:style style:name="T4" style:family="text">
      <style:text-properties fo:color="#ff3333" fo:font-weight="bold"/>
    </style:style>
    <style:style style:name="T5" style:family="text">
      <style:text-properties fo:color="#ff3333" style:text-position="-33% 58%" fo:font-weight="bold"/>
    </style:style>
    <style:style style:name="T6" style:family="text">
      <style:text-properties fo:color="#ff00ff" fo:font-weight="bold"/>
    </style:style>
    <style:style style:name="T7" style:family="text">
      <style:text-properties fo:color="#ff00ff" style:text-position="-33% 58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1cm" svg:height="0.7cm" svg:x="12.4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.207cm" svg:height="1.401cm" svg:x="9.897cm" svg:y="12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20.4cm" svg:height="4.075cm" svg:x="4.795cm" svg:y="11.724cm" svg:viewBox="0 0 20401 4076" svg:d="M4854 85c5183-194 10377-57 15547 408-1817 1076-3600 2189-5351 3341-5020-238-10047-157-15050 242 1581-1363 3198-2694 4854-3991z">
          <text:p/>
        </draw:path>
        <draw:frame draw:style-name="gr4" draw:text-style-name="P2" draw:layer="layout" svg:width="0.29cm" svg:height="0.29cm" svg:x="14.855cm" svg:y="4.418cm">
          <draw:image xlink:href="Pictures/100002000000000B0000000BC0C472F3971B5F86.gif" xlink:type="simple" xlink:show="embed" xlink:actuate="onLoad" loext:mime-type="image/gif">
            <text:p/>
          </draw:image>
        </draw:frame>
        <draw:line draw:style-name="gr5" draw:text-style-name="P2" draw:layer="layout" svg:x1="15cm" svg:y1="4.6cm" svg:x2="15cm" svg:y2="16.2cm">
          <text:p/>
        </draw:line>
        <draw:polygon draw:style-name="gr6" draw:text-style-name="P3" draw:layer="layout" svg:width="8.599cm" svg:height="1.199cm" svg:x="10.9cm" svg:y="12.6cm" svg:viewBox="0 0 8600 1200" draw:points="5700,200 6700,0 8600,600 6100,800 4800,1200 2800,1000 700,1100 0,600 400,200 1600,200 2700,0">
          <text:p/>
        </draw:polygon>
        <draw:frame draw:style-name="gr7" draw:text-style-name="P4" draw:layer="layout" svg:width="0.82cm" svg:height="0.962cm" svg:x="15.1cm" svg:y="15.338cm">
          <draw:text-box>
            <text:p>z</text:p>
          </draw:text-box>
        </draw:frame>
        <draw:frame draw:style-name="gr8" draw:text-style-name="P5" draw:layer="layout" svg:width="1.692cm" svg:height="0.645cm" svg:x="15.1cm" svg:y="13.7cm">
          <draw:text-box>
            <text:p><text:span text:style-name="T1">Arête 0</text:span></text:p>
          </draw:text-box>
        </draw:frame>
        <draw:frame draw:style-name="gr8" draw:text-style-name="P5" draw:layer="layout" svg:width="1.692cm" svg:height="0.645cm" svg:x="12.9cm" svg:y="13.701cm">
          <draw:text-box>
            <text:p><text:span text:style-name="T1">Arête 1</text:span></text:p>
          </draw:text-box>
        </draw:frame>
        <draw:frame draw:style-name="gr8" draw:text-style-name="P5" draw:layer="layout" svg:width="1.692cm" svg:height="0.645cm" svg:x="10.7cm" svg:y="13.702cm">
          <draw:text-box>
            <text:p><text:span text:style-name="T1">Arête 2</text:span></text:p>
          </draw:text-box>
        </draw:frame>
        <draw:frame draw:style-name="gr9" draw:text-style-name="P5" draw:layer="layout" svg:width="1.713cm" svg:height="0.645cm" svg:x="16.6cm" svg:y="13.303cm">
          <draw:text-box>
            <text:p><text:span text:style-name="T1">Arête n</text:span></text:p>
          </draw:text-box>
        </draw:frame>
        <draw:line draw:style-name="gr10" draw:text-style-name="P2" draw:layer="layout" svg:x1="12.5cm" svg:y1="13.1cm" svg:x2="14.9cm" svg:y2="4.6cm">
          <text:p/>
        </draw:line>
        <draw:line draw:style-name="gr10" draw:text-style-name="P2" draw:layer="layout" svg:x1="17.5cm" svg:y1="13.1cm" svg:x2="15cm" svg:y2="4.5cm">
          <text:p/>
        </draw:line>
        <draw:path draw:style-name="gr11" draw:text-style-name="P6" draw:layer="layout" svg:width="19.498cm" svg:height="5.15cm" svg:x="5.105cm" svg:y="2.398cm" svg:viewBox="0 0 19499 5151" svg:d="M5053 183c4846-290 9665-236 14446 162-1735 1383-3420 2809-5042 4275-4819-168-9648 8-14457 531 1603-1697 3292-3356 5053-4968z">
          <text:p/>
        </draw:path>
        <draw:line draw:style-name="gr12" draw:text-style-name="P2" draw:layer="layout" svg:x1="15cm" svg:y1="4.6cm" svg:x2="15.8cm" svg:y2="3.1cm">
          <text:p/>
        </draw:line>
        <draw:line draw:style-name="gr12" draw:text-style-name="P2" draw:layer="layout" svg:x1="15cm" svg:y1="4.5cm" svg:x2="17.2cm" svg:y2="4.8cm">
          <text:p/>
        </draw:line>
        <draw:frame draw:style-name="gr13" draw:text-style-name="P4" draw:layer="layout" svg:width="3.351cm" svg:height="0.962cm" svg:x="16cm" svg:y="3.1cm">
          <draw:text-box>
            <text:p>Nord local</text:p>
          </draw:text-box>
        </draw:frame>
        <draw:frame draw:style-name="gr14" draw:text-style-name="P4" draw:layer="layout" svg:width="2.898cm" svg:height="0.962cm" svg:x="16.9cm" svg:y="4.9cm">
          <draw:text-box>
            <text:p>Est local</text:p>
          </draw:text-box>
        </draw:frame>
        <draw:ellipse draw:style-name="gr15" draw:text-style-name="P1" draw:layer="layout" svg:width="2cm" svg:height="1.6cm" svg:x="13.2cm" svg:y="4.9cm" draw:kind="arc" draw:start-angle="178.47" draw:end-angle="284.67">
          <text:p/>
        </draw:ellipse>
        <draw:ellipse draw:style-name="gr15" draw:text-style-name="P1" draw:layer="layout" svg:width="2.1cm" svg:height="1.1cm" svg:x="15.9cm" svg:y="5.6cm" draw:kind="arc" draw:start-angle="227.2" draw:end-angle="359.7">
          <text:p/>
        </draw:ellipse>
        <draw:frame draw:style-name="gr16" draw:text-style-name="P7" draw:layer="layout" svg:width="1.6cm" svg:height="1.1cm" svg:x="16.1cm" svg:y="5.4cm">
          <draw:text-box>
            <text:p><text:span text:style-name="T2">α</text:span><text:span text:style-name="T3">max</text:span></text:p>
          </draw:text-box>
        </draw:frame>
        <draw:frame draw:style-name="gr16" draw:text-style-name="P7" draw:layer="layout" svg:width="1.6cm" svg:height="1.1cm" svg:x="13.1cm" svg:y="5cm">
          <draw:text-box>
            <text:p><text:span text:style-name="T2">α</text:span><text:span text:style-name="T3">min</text:span></text:p>
          </draw:text-box>
        </draw:frame>
        <draw:line draw:style-name="gr17" draw:text-style-name="P2" draw:layer="layout" svg:x1="9.9cm" svg:y1="13.1cm" svg:x2="14.9cm" svg:y2="4.6cm">
          <text:p/>
        </draw:line>
        <draw:line draw:style-name="gr17" draw:text-style-name="P2" draw:layer="layout" svg:x1="20.1cm" svg:y1="13.1cm" svg:x2="14.9cm" svg:y2="4.6cm">
          <text:p/>
        </draw:line>
        <draw:frame draw:style-name="gr18" draw:text-style-name="P8" draw:layer="layout" svg:width="2cm" svg:height="1.5cm" svg:x="16.8cm" svg:y="10.6cm">
          <draw:text-box>
            <text:p><text:span text:style-name="T4">L</text:span><text:span text:style-name="T5">min</text:span></text:p>
          </draw:text-box>
        </draw:frame>
        <draw:frame draw:style-name="gr18" draw:text-style-name="P9" draw:layer="layout" svg:width="2cm" svg:height="1.5cm" svg:x="18.6cm" svg:y="9.9cm">
          <draw:text-box>
            <text:p><text:span text:style-name="T6">L</text:span><text:span text:style-name="T7">max</text:span></text:p>
          </draw:text-box>
        </draw:frame>
        <draw:custom-shape draw:style-name="gr19" draw:text-style-name="P1" draw:layer="layout" svg:width="5.1cm" svg:height="0.7cm" svg:x="12.45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10.207cm" svg:height="1.401cm" svg:x="9.897cm" svg:y="3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2.4cm" svg:y1="4.5cm" svg:x2="12.5cm" svg:y2="13.3cm">
          <text:p/>
        </draw:line>
        <draw:line draw:style-name="gr21" draw:text-style-name="P2" draw:layer="layout" svg:x1="17.501cm" svg:y1="4.5cm" svg:x2="17.601cm" svg:y2="13.3cm">
          <text:p/>
        </draw:line>
        <draw:line draw:style-name="gr22" draw:text-style-name="P2" draw:layer="layout" svg:x1="20cm" svg:y1="4.7cm" svg:x2="20.102cm" svg:y2="13.1cm">
          <text:p/>
        </draw:line>
        <draw:line draw:style-name="gr22" draw:text-style-name="P2" draw:layer="layout" svg:x1="9.8cm" svg:y1="4.7cm" svg:x2="9.902cm" svg:y2="13.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05cm" svg:stroke-color="#ff3300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2-12T06:01:20.529355619</meta:creation-date>
    <meta:generator>LibreOffice/6.3.4.2$Linux_X86_64 LibreOffice_project/30$Build-2</meta:generator>
    <dc:date>2020-01-15T13:11:07.434641003</dc:date>
    <meta:editing-duration>PT1H56M19S</meta:editing-duration>
    <meta:editing-cycles>26</meta:editing-cycles>
    <meta:document-statistic meta:object-count="32"/>
  </office:meta>
</office:document-meta>
</file>